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norama des nouvelles technologies web</text:h>
      <text:p text:style-name="Standard">Durée : 8h</text:p>
      <text:p text:style-name="Standard"/>
      <text:p text:style-name="Standard"/>
      <text:p text:style-name="Standard"/>
      <text:h text:style-name="Heading_20_2" text:outline-level="2">Objectifs</text:h>
      <text:p text:style-name="Standard"><text:tab/>Les navigateurs récents offrent de nombreuses possibilités allant bien au delà du simple affichage de contenu multimédia. Ils sont amenés à devenir de véritables machines virtuelles permettant de concevoir tout type d'application indépendamment de la plate-forme utilisée.</text:p>
      <text:p text:style-name="Standard"/>
      <text:p text:style-name="Standard"><text:tab/>Cette formation présente un panorama des technologies web frontend permettant de créer des applications hautement interactives en utilisant les périphériques et les matériels de l'utilisateur : la carte graphique via webgl, la carte audio via webaudioAPI, un joystick ou une manette de jeu via Gamepad API, la webcam via webrtc, ou encore une kinect grâce à DepthJS.</text:p>
      <text:p text:style-name="Standard"/>
      <text:p text:style-name="Standard"><text:tab/>A l'issue de cette formation les stagiaires sauront les avantages et les limitations des différentes technologies, leurs cas d'utilisation, ainsi que les toolkits existants permettant de rapidement se lancer.</text:p>
      <text:p text:style-name="Standard"/>
      <text:p text:style-name="Standard"><text:tab/>Nous aborderons en particulier les cas d'utilisation croisées de ces technologies.</text:p>
      <text:p text:style-name="Standard"/>
      <text:p text:style-name="Standard"/>
      <text:h text:style-name="Heading_20_2" text:outline-level="2">Plan</text:h>
      <text:p text:style-name="Text_20_body"/>
      <text:list xml:id="list301179610" text:style-name="L1">
        <text:list-item>
          <text:p text:style-name="P1">Introduction</text:p>
          <text:list>
            <text:list-item>
              <text:p text:style-name="P1">Le navigateur web avant : web2.0</text:p>
            </text:list-item>
            <text:list-item>
              <text:p text:style-name="P1">Le navigateur web maintenant</text:p>
            </text:list-item>
            <text:list-item>
              <text:p text:style-name="P1">Le développement applicatif</text:p>
              <text:list>
                <text:list-item>
                  <text:p text:style-name="P1">Presque toutes les applications compilées sont maintenant développable en web</text:p>
                </text:list-item>
                <text:list-item>
                  <text:p text:style-name="P1">Avantage : rapidité de dev, multiplateforme, partage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1224390598" text:continue-numbering="true" text:style-name="L1">
        <text:list-item>
          <text:p text:style-name="P1">La 3D avec webGL</text:p>
          <text:list>
            <text:list-item>
              <text:p text:style-name="P1">Introduction</text:p>
            </text:list-item>
            <text:list-item>
              <text:p text:style-name="P1">Applications</text:p>
              <text:list>
                <text:list-item>
                  <text:p text:style-name="P1">Divertissement : Jeux, démos</text:p>
                </text:list-item>
                <text:list-item>
                  <text:p text:style-name="P1">Science : Représentation de données, simulations</text:p>
                </text:list-item>
                <text:list-item>
                  <text:p text:style-name="P1">E-commerce : Configurateurs, vues 3D, publicité</text:p>
                </text:list-item>
              </text:list>
            </text:list-item>
            <text:list-item>
              <text:p text:style-name="P1">Les principaux frameworks</text:p>
            </text:list-item>
            <text:list-item>
              <text:p text:style-name="P1">Quickstart : la GLSL sandbox</text:p>
            </text:list-item>
            <text:list-item>
              <text:p text:style-name="P1">Compatibilité</text:p>
              <text:p text:style-name="P1"/>
            </text:list-item>
          </text:list>
        </text:list-item>
        <text:list-item>
          <text:p text:style-name="P1">La vidéo avec webRTC</text:p>
          <text:list>
            <text:list-item>
              <text:p text:style-name="P1">Introduction</text:p>
            </text:list-item>
            <text:list-item>
              <text:p text:style-name="P1">Applications</text:p>
              <text:list>
                <text:list-item>
                  <text:p text:style-name="P1">Un skype dans le navigateur</text:p>
                </text:list-item>
                <text:list-item>
                  <text:p text:style-name="P1">E-commerce : rapprocher la relation client</text:p>
                </text:list-item>
                <text:list-item>
                  <text:p text:style-name="P1"><text:soft-page-break/>Combinaison avec webgl pour des jeux sociaux</text:p>
                </text:list-item>
                <text:list-item>
                  <text:p text:style-name="P1">Réalité augmentée</text:p>
                </text:list-item>
              </text:list>
            </text:list-item>
            <text:list-item>
              <text:p text:style-name="P1">Compatibilité</text:p>
              <text:p text:style-name="P1"/>
            </text:list-item>
          </text:list>
        </text:list-item>
        <text:list-item>
          <text:p text:style-name="P1">L'Audio avec WebaudioAPI</text:p>
          <text:list>
            <text:list-item>
              <text:p text:style-name="P1">Introduction</text:p>
            </text:list-item>
            <text:list-item>
              <text:p text:style-name="P1">Applications</text:p>
              <text:list>
                <text:list-item>
                  <text:p text:style-name="P1">Musique en ligne</text:p>
                </text:list-item>
                <text:list-item>
                  <text:p text:style-name="P1">Jeux vidéos</text:p>
                </text:list-item>
                <text:list-item>
                  <text:p text:style-name="P1">Détection sonore</text:p>
                </text:list-item>
              </text:list>
            </text:list-item>
            <text:list-item>
              <text:p text:style-name="P1">Compatibilité</text:p>
              <text:p text:style-name="P1"/>
            </text:list-item>
          </text:list>
        </text:list-item>
        <text:list-item>
          <text:p text:style-name="P1">Les périphériques de jeux avec GAMEPAD API</text:p>
          <text:list>
            <text:list-item>
              <text:p text:style-name="P1">Introduction</text:p>
            </text:list-item>
            <text:list-item>
              <text:p text:style-name="P1">Applications :</text:p>
              <text:list>
                <text:list-item>
                  <text:p text:style-name="P1">Jeux et simulateurs</text:p>
                </text:list-item>
                <text:list-item>
                  <text:p text:style-name="P1">Applications nécessitant une ergonomie particulière</text:p>
                </text:list-item>
              </text:list>
            </text:list-item>
            <text:list-item>
              <text:p text:style-name="P1">Compatibilité</text:p>
              <text:p text:style-name="P1"/>
            </text:list-item>
          </text:list>
        </text:list-item>
        <text:list-item>
          <text:p text:style-name="P1">La Kinect avec DepthJS</text:p>
          <text:list>
            <text:list-item>
              <text:p text:style-name="P1">Introduction</text:p>
            </text:list-item>
            <text:list-item>
              <text:p text:style-name="P1">Applications</text:p>
              <text:list>
                <text:list-item>
                  <text:p text:style-name="P1">Jeux</text:p>
                </text:list-item>
                <text:list-item>
                  <text:p text:style-name="P1">Bornes d'E-commerce</text:p>
                </text:list-item>
                <text:list-item>
                  <text:p text:style-name="P1">Autres</text:p>
                </text:list-item>
              </text:list>
            </text:list-item>
            <text:list-item>
              <text:p text:style-name="P1">Compatibilité</text:p>
              <text:p text:style-name="P1"/>
            </text:list-item>
          </text:list>
        </text:list-item>
      </text:list>
      <text:p text:style-name="Standard"/>
      <text:list xml:id="list1042942201" text:continue-numbering="true" text:style-name="L1">
        <text:list-item>
          <text:list>
            <text:list-header>
              <text:p text:style-name="P1"/>
            </text:list-header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4T12:48:14</meta:creation-date>
    <dc:date>2012-04-24T15:15:58</dc:date>
    <meta:editing-duration>PT2H27M46S</meta:editing-duration>
    <meta:editing-cycles>5</meta:editing-cycles>
    <meta:generator>LibreOffice/3.3$Unix LibreOffice_project/330m19$Build-401</meta:generator>
    <meta:document-statistic meta:table-count="0" meta:image-count="0" meta:object-count="0" meta:page-count="2" meta:paragraph-count="51" meta:word-count="319" meta:character-count="2067"/>
  </office:meta>
</office:document-meta>
</file>